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5.748cm" fo:min-width="3.239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5.748cm" fo:min-width="3.24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3.4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83cm"/>
      <style:paragraph-properties style:writing-mode="lr-tb"/>
    </style:style>
    <style:style style:name="P1" style:family="paragraph">
      <style:paragraph-properties fo:text-align="center"/>
      <style:text-properties fo:language="en" fo:country="GB"/>
    </style:style>
    <style:style style:name="P2" style:family="paragraph">
      <loext:graphic-properties draw:fill="none"/>
      <style:paragraph-properties fo:text-align="center"/>
      <style:text-properties fo:language="en" fo:country="GB"/>
    </style:style>
    <style:style style:name="P3" style:family="paragraph">
      <style:paragraph-properties fo:text-align="center" style:writing-mode="lr-tb"/>
      <style:text-properties fo:language="en" fo:country="GB"/>
    </style:style>
    <style:style style:name="P4" style:family="paragraph">
      <loext:graphic-properties draw:fill="none" draw:fill-color="#ffffff"/>
      <style:paragraph-properties style:writing-mode="lr-tb"/>
      <style:text-properties fo:language="en" fo:country="GB"/>
    </style:style>
    <style:style style:name="P5" style:family="paragraph">
      <loext:graphic-properties draw:fill="none" draw:fill-color="#ffffff"/>
      <style:paragraph-properties style:writing-mode="lr-tb"/>
    </style:style>
    <style:style style:name="T1" style:family="text">
      <style:text-properties fo:language="en" fo:country="G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svg:x1="2.52cm" svg:y1="2.196cm" svg:x2="5.304cm" svg:y2="2.756cm" draw:start-shape="id1" draw:start-glue-point="10" draw:end-shape="id2" draw:end-glue-point="0" svg:d="M2520 2196h2784v560" svg:viewBox="0 0 2785 561">
          <text:p/>
        </draw:connector>
        <draw:connector draw:style-name="gr1" draw:text-style-name="P1" draw:layer="layout" svg:x1="5.304cm" svg:y1="7.287cm" svg:x2="2.52cm" svg:y2="7.856cm" draw:start-shape="id2" draw:start-glue-point="2" draw:end-shape="id3" draw:end-glue-point="10" svg:d="M5304 7287v569h-2784" svg:viewBox="0 0 2785 570">
          <text:p/>
        </draw:connector>
        <draw:g xml:id="id2" draw:id="id2">
          <draw:path draw:style-name="gr2" draw:text-style-name="P2" draw:layer="layout" svg:width="0.682cm" svg:height="0.326cm" draw:transform="skewX (0.0527089434102288) rotate (-2.97491371002434) translate (5.96786752077591cm 4.5993975914879cm)" svg:viewBox="0 0 683 327" svg:d="M683 0c-635-2-683 327-683 327">
            <text:p/>
          </draw:path>
          <draw:path draw:style-name="gr2" draw:text-style-name="P2" draw:layer="layout" svg:width="0.685cm" svg:height="0.326cm" draw:transform="skewX (-0.0434586983746588) rotate (-0.166678943565459) translate (5.29416950735481cm 3.89148158713089cm)" svg:viewBox="0 0 686 327" svg:d="M0 0c636-2 686 327 686 327">
            <text:p/>
          </draw:path>
          <draw:path draw:style-name="gr2" draw:text-style-name="P2" draw:layer="layout" svg:width="0.677cm" svg:height="0.13cm" draw:transform="skewX (0.235270383168836) rotate (3.0771900041912) translate (5.29498361367781cm 4.7012210296601cm)" svg:viewBox="0 0 678 131" svg:d="M0 0c628 0 678 131 678 131">
            <text:p/>
          </draw:path>
          <draw:path draw:style-name="gr2" draw:text-style-name="P2" draw:layer="layout" svg:width="0.676cm" svg:height="0.194cm" draw:transform="skewX (-0.0961676417848875) rotate (0.097563905186483) translate (4.64363029380059cm 4.364257269925cm)" svg:viewBox="0 0 677 195" svg:d="M677 0c-629 0-677 195-677 195">
            <text:p/>
          </draw:path>
          <draw:path draw:style-name="gr2" draw:text-style-name="P2" draw:layer="layout" svg:width="0.685cm" svg:height="0.323cm" draw:transform="skewX (-0.0502654824574366) rotate (-0.171391332545844) translate (5.31373413033382cm 4.2972619189055cm)" svg:viewBox="0 0 686 324" svg:d="M0 0c636-5 686 324 686 324">
            <text:p/>
          </draw:path>
          <draw:path draw:style-name="gr2" draw:text-style-name="P2" draw:layer="layout" svg:width="0.683cm" svg:height="0.326cm" draw:transform="skewX (0.0504400153826361) rotate (-2.97491371002434) translate (5.98816071830132cm 5.0674607900406cm)" svg:viewBox="0 0 684 327" svg:d="M684 0c-635-2-684 327-684 327">
            <text:p/>
          </draw:path>
          <draw:path draw:style-name="gr2" draw:text-style-name="P2" draw:layer="layout" svg:width="0.675cm" svg:height="0.13cm" draw:transform="skewX (0.228463599086058) rotate (3.0771900041912) translate (5.29824350315296cm 5.1809203982262cm)" svg:viewBox="0 0 676 131" svg:d="M0 0c628 0 676 131 676 131">
            <text:p/>
          </draw:path>
          <draw:path draw:style-name="gr2" draw:text-style-name="P2" draw:layer="layout" svg:width="0.676cm" svg:height="0.194cm" draw:transform="skewX (-0.0965167076352864) rotate (0.097563905186483) translate (4.64356186953875cm 4.8449228543937cm)" svg:viewBox="0 0 677 195" svg:d="M677 0c-629 0-677 195-677 195">
            <text:p/>
          </draw:path>
          <draw:path draw:style-name="gr2" draw:text-style-name="P2" draw:layer="layout" svg:width="0.685cm" svg:height="0.324cm" draw:transform="skewX (-0.0479965544298441) rotate (-0.169820536219049) translate (5.3137316576574cm 4.7779413399531cm)" svg:viewBox="0 0 686 325" svg:d="M0 0c636-4 686 325 686 325">
            <text:p/>
          </draw:path>
          <draw:path draw:style-name="gr2" draw:text-style-name="P2" draw:layer="layout" svg:width="0.682cm" svg:height="0.327cm" draw:transform="skewX (0.0502654824574367) rotate (-2.97648450635113) translate (5.96827249509852cm 5.5607714333831cm)" svg:viewBox="0 0 683 328" svg:d="M683 0c-635-1-683 328-683 328">
            <text:p/>
          </draw:path>
          <draw:path draw:style-name="gr2" draw:text-style-name="P2" draw:layer="layout" svg:width="0.675cm" svg:height="0.13cm" draw:transform="skewX (0.228463599086058) rotate (3.0771900041912) translate (5.29824350315296cm 5.6615792856942cm)" svg:viewBox="0 0 676 131" svg:d="M0 0c628 0 676 131 676 131">
            <text:p/>
          </draw:path>
          <draw:path draw:style-name="gr2" draw:text-style-name="P2" draw:layer="layout" svg:width="0.677cm" svg:height="0.193cm" draw:transform="skewX (-0.0965167076352864) rotate (0.0989601685880785) translate (4.64347175258602cm 5.3255765171064cm)" svg:viewBox="0 0 678 194" svg:d="M678 0c-630-1-678 194-678 194">
            <text:p/>
          </draw:path>
          <draw:path draw:style-name="gr2" draw:text-style-name="P2" draw:layer="layout" svg:width="0.685cm" svg:height="0.324cm" draw:transform="skewX (-0.0481710873550435) rotate (-0.169820536219049) translate (5.31373165111756cm 5.2576408273227cm)" svg:viewBox="0 0 686 325" svg:d="M0 0c636-4 686 325 686 325">
            <text:p/>
          </draw:path>
          <draw:path draw:style-name="gr2" draw:text-style-name="P2" draw:layer="layout" svg:width="0.683cm" svg:height="0.327cm" draw:transform="skewX (0.0479965544298441) rotate (-2.97648450635113) translate (5.98856816135933cm 6.0058098305577cm)" svg:viewBox="0 0 684 328" svg:d="M684 0c-635-1-684 328-684 328">
            <text:p/>
          </draw:path>
          <draw:line draw:style-name="gr2" draw:text-style-name="P2" draw:layer="layout" svg:x1="5.291cm" svg:y1="3.929cm" svg:x2="5.304cm" svg:y2="2.756cm">
            <text:p/>
          </draw:line>
          <draw:line draw:style-name="gr2" draw:text-style-name="P2" draw:layer="layout" svg:x1="5.303cm" svg:y1="7.287cm" svg:x2="5.316cm" svg:y2="6.114cm">
            <text:p/>
          </draw:line>
        </draw:g>
        <draw:g xml:id="id5" draw:id="id5">
          <draw:path draw:style-name="gr2" draw:text-style-name="P2" draw:layer="layout" svg:width="0.684cm" svg:height="0.327cm" draw:transform="skewX (-0.045553093477052) rotate (2.97648450635113) translate (8.35547684587463cm 4.7386093881783cm)" svg:viewBox="0 0 685 328" svg:d="M0 0c635 0 685 328 685 328">
            <text:p/>
          </draw:path>
          <draw:path draw:style-name="gr2" draw:text-style-name="P2" draw:layer="layout" svg:width="0.686cm" svg:height="0.327cm" draw:transform="skewX (0.0387463093942741) rotate (0.165108147238664) translate (7.67762133622228cm 4.03036766483327cm)" svg:viewBox="0 0 687 328" svg:d="M687 0c-635 0-687 328-687 328">
            <text:p/>
          </draw:path>
          <draw:path draw:style-name="gr2" draw:text-style-name="P2" draw:layer="layout" svg:width="0.678cm" svg:height="0.129cm" draw:transform="skewX (-0.240855436775217) rotate (-3.07561920786441) translate (9.03161575528088cm 4.6824132510236cm)" svg:viewBox="0 0 679 130" svg:d="M679 0c-628-1-679 130-679 130">
            <text:p/>
          </draw:path>
          <draw:path draw:style-name="gr2" draw:text-style-name="P2" draw:layer="layout" svg:width="0.678cm" svg:height="0.193cm" draw:transform="skewX (0.104196156344061) rotate (-0.0989601685880788) translate (8.3320494428255cm 4.3241727185813cm)" svg:viewBox="0 0 679 194" svg:d="M0 0c629-1 679 194 679 194">
            <text:p/>
          </draw:path>
          <draw:path draw:style-name="gr2" draw:text-style-name="P2" draw:layer="layout" svg:width="0.686cm" svg:height="0.324cm" draw:transform="skewX (0.0457276264022514) rotate (0.169471470368649) translate (7.65958987960622cm 4.4389496543416cm)" svg:viewBox="0 0 687 325" svg:d="M687 0c-636-4-687 325-687 325">
            <text:p/>
          </draw:path>
          <draw:path draw:style-name="gr2" draw:text-style-name="P2" draw:layer="layout" svg:width="0.685cm" svg:height="0.327cm" draw:transform="skewX (-0.0432841654494594) rotate (2.97648450635113) translate (8.33591773180543cm 5.2067960888174cm)" svg:viewBox="0 0 686 328" svg:d="M0 0c635 0 686 328 686 328">
            <text:p/>
          </draw:path>
          <draw:path draw:style-name="gr2" draw:text-style-name="P2" draw:layer="layout" svg:width="0.675cm" svg:height="0.13cm" draw:transform="skewX (-0.223053078404875) rotate (-3.0771900041912) translate (9.02570161410549cm 5.1633492885429cm)" svg:viewBox="0 0 676 131" svg:d="M676 0c-628 0-676 131-676 131">
            <text:p/>
          </draw:path>
          <draw:path draw:style-name="gr2" draw:text-style-name="P2" draw:layer="layout" svg:width="0.678cm" svg:height="0.194cm" draw:transform="skewX (0.104196156344061) rotate (-0.097389372261284) translate (8.33204792663144cm 4.8048389589236cm)" svg:viewBox="0 0 679 195" svg:d="M0 0c629 0 679 195 679 195">
            <text:p/>
          </draw:path>
          <draw:path draw:style-name="gr2" draw:text-style-name="P2" draw:layer="layout" svg:width="0.685cm" svg:height="0.323cm" draw:transform="skewX (0.0479965544298441) rotate (0.171042266695444) translate (7.65994368586309cm 4.9206206649781cm)" svg:viewBox="0 0 686 324" svg:d="M686 0c-635-5-686 324-686 324">
            <text:p/>
          </draw:path>
          <draw:path draw:style-name="gr2" draw:text-style-name="P2" draw:layer="layout" svg:width="0.684cm" svg:height="0.326cm" draw:transform="skewX (-0.0478220215046447) rotate (2.97491371002433) translate (8.35547636875868cm 5.6989717614412cm)" svg:viewBox="0 0 685 327" svg:d="M0 0c635-1 685 327 685 327">
            <text:p/>
          </draw:path>
          <draw:path draw:style-name="gr2" draw:text-style-name="P2" draw:layer="layout" svg:width="0.675cm" svg:height="0.13cm" draw:transform="skewX (-0.223053078404875) rotate (-3.0771900041912) translate (9.02570161410549cm 5.644008176011cm)" svg:viewBox="0 0 676 131" svg:d="M676 0c-628 0-676 131-676 131">
            <text:p/>
          </draw:path>
          <draw:path draw:style-name="gr2" draw:text-style-name="P2" draw:layer="layout" svg:width="0.678cm" svg:height="0.194cm" draw:transform="skewX (0.104196156344061) rotate (-0.097389372261284) translate (8.33204792663144cm 5.2845384474147cm)" svg:viewBox="0 0 679 195" svg:d="M0 0c629 0 679 195 679 195">
            <text:p/>
          </draw:path>
          <draw:path draw:style-name="gr2" draw:text-style-name="P2" draw:layer="layout" svg:width="0.686cm" svg:height="0.323cm" draw:transform="skewX (0.0459021593274509) rotate (0.171042266695444) translate (7.65927435367705cm 5.4004357672128cm)" svg:viewBox="0 0 687 324" svg:d="M687 0c-636-5-687 324-687 324">
            <text:p/>
          </draw:path>
          <draw:path draw:style-name="gr2" draw:text-style-name="P2" draw:layer="layout" svg:width="0.685cm" svg:height="0.326cm" draw:transform="skewX (-0.045553093477052) rotate (2.97491371002433) translate (8.33591724567287cm 6.1441328851146cm)" svg:viewBox="0 0 686 327" svg:d="M0 0c635-1 686 327 686 327">
            <text:p/>
          </draw:path>
          <draw:line draw:style-name="gr2" draw:text-style-name="P2" draw:layer="layout" svg:x1="8.359cm" svg:y1="3.954cm" svg:x2="8.346cm" svg:y2="2.781cm">
            <text:p/>
          </draw:line>
          <draw:line draw:style-name="gr2" draw:text-style-name="P2" draw:layer="layout" svg:x1="8.347cm" svg:y1="7.313cm" svg:x2="8.334cm" svg:y2="6.14cm">
            <text:p/>
          </draw:line>
        </draw:g>
        <draw:line draw:style-name="gr3" draw:text-style-name="P2" draw:layer="layout" svg:x1="7.045cm" svg:y1="3.714cm" svg:x2="7.045cm" svg:y2="6.405cm">
          <text:p/>
        </draw:line>
        <draw:line draw:style-name="gr3" draw:text-style-name="P2" draw:layer="layout" svg:x1="6.719cm" svg:y1="3.715cm" svg:x2="6.719cm" svg:y2="6.406cm">
          <text:p/>
        </draw:line>
        <draw:custom-shape draw:style-name="gr4" draw:text-style-name="P3" xml:id="id4" draw:id="id4" draw:layer="layout" svg:width="3.739cm" svg:height="5.998cm" svg:x="9.619cm" svg:y="1.989cm">
          <draw:glue-point draw:id="4" svg:x="-4.998cm" svg:y="-4.272cm"/>
          <draw:glue-point draw:id="5" svg:x="-4.998cm" svg:y="4.23cm"/>
          <draw:glue-point draw:id="6" svg:x="5.001cm" svg:y="-4.272cm"/>
          <draw:glue-point draw:id="7" svg:x="5.001cm" svg:y="4.35cm"/>
          <text:p text:style-name="P3"><text:span text:style-name="T1">Envelope </text:span></text:p>
          <text:p text:style-name="P3"><text:span text:style-name="T1">Detector</text:span></text:p>
          <draw:enhanced-geometry svg:viewBox="0 0 21600 21600" draw:type="rectangle" draw:enhanced-path="M 0 0 L 21600 0 21600 21600 0 21600 0 0 Z N"/>
        </draw:custom-shape>
        <draw:custom-shape draw:style-name="gr5" draw:text-style-name="P3" xml:id="id6" draw:id="id6" draw:layer="layout" svg:width="3.74cm" svg:height="5.998cm" svg:x="14.753cm" svg:y="1.989cm">
          <draw:glue-point draw:id="4" svg:x="-4.998cm" svg:y="-4.272cm"/>
          <draw:glue-point draw:id="5" svg:x="-4.998cm" svg:y="4.23cm"/>
          <draw:glue-point draw:id="6" svg:x="5.001cm" svg:y="-4.272cm"/>
          <draw:glue-point draw:id="7" svg:x="5.001cm" svg:y="4.35cm"/>
          <text:p text:style-name="P3"><text:span text:style-name="T1">Voltage </text:span></text:p>
          <text:p text:style-name="P3"><text:span text:style-name="T1">Regulator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svg:x1="9.62cm" svg:y1="2.426cm" svg:x2="8.345cm" svg:y2="2.781cm" draw:start-shape="id4" draw:start-glue-point="4" draw:end-shape="id5" draw:end-glue-point="0" svg:d="M9620 2426h-1275v355" svg:viewBox="0 0 1276 356">
          <text:p/>
        </draw:connector>
        <draw:connector draw:style-name="gr1" draw:text-style-name="P1" draw:layer="layout" svg:x1="8.345cm" svg:y1="7.313cm" svg:x2="9.62cm" svg:y2="7.525cm" draw:start-shape="id5" draw:start-glue-point="2" draw:end-shape="id4" draw:end-glue-point="5" svg:d="M8345 7313v212h1275" svg:viewBox="0 0 1276 213">
          <text:p/>
        </draw:connector>
        <draw:connector draw:style-name="gr1" draw:text-style-name="P1" draw:layer="layout" svg:x1="13.357cm" svg:y1="2.426cm" svg:x2="14.754cm" svg:y2="2.426cm" draw:start-shape="id4" draw:start-glue-point="6" draw:end-shape="id6" draw:end-glue-point="4" svg:d="M13357 2426h1397" svg:viewBox="0 0 1398 1">
          <text:p/>
        </draw:connector>
        <draw:custom-shape draw:style-name="gr6" draw:text-style-name="P1" xml:id="id8" draw:id="id8" draw:layer="layout" svg:width="0.229cm" svg:height="0.27cm" svg:x="19.694cm" svg:y="2.2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7" draw:id="id7" draw:layer="layout" svg:width="0.229cm" svg:height="0.27cm" svg:x="19.694cm" svg:y="7.4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line-skew="-0.046cm" svg:x1="18.493cm" svg:y1="7.597cm" svg:x2="19.694cm" svg:y2="7.603cm" draw:start-shape="id6" draw:start-glue-point="7" draw:end-shape="id7" draw:end-glue-point="6" svg:d="M18493 7597h554v6h647" svg:viewBox="0 0 1202 7">
          <text:p/>
        </draw:connector>
        <draw:connector draw:style-name="gr1" draw:text-style-name="P1" draw:layer="layout" svg:x1="18.493cm" svg:y1="2.426cm" svg:x2="19.694cm" svg:y2="2.422cm" draw:start-shape="id6" draw:start-glue-point="6" draw:end-shape="id8" draw:end-glue-point="6" svg:d="M18493 2426h600v-4h601" svg:viewBox="0 0 1202 5">
          <text:p/>
        </draw:connector>
        <draw:custom-shape draw:style-name="gr6" draw:text-style-name="P1" xml:id="id1" draw:id="id1" draw:layer="layout" svg:width="0.229cm" svg:height="0.27cm" svg:x="2.291cm" svg:y="2.0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3" draw:id="id3" draw:layer="layout" svg:width="0.229cm" svg:height="0.27cm" svg:x="2.291cm" svg:y="7.7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4" draw:layer="layout" svg:width="3.99cm" svg:height="3.095cm" svg:x="1.394cm" svg:y="3.835cm">
          <draw:text-box>
            <text:p><text:span text:style-name="T1">AC</text:span></text:p>
            <text:p><text:span text:style-name="T1">voltage</text:span></text:p>
            <text:p><text:span text:style-name="T1">IN</text:span></text:p>
            <text:p><text:span text:style-name="T1">230V / 50Hz</text:span></text:p>
          </draw:text-box>
        </draw:frame>
        <draw:frame draw:style-name="gr8" draw:text-style-name="P5" draw:layer="layout" svg:width="1.383cm" svg:height="0.962cm" svg:x="6.312cm" svg:y="2.651cm">
          <draw:text-box>
            <text:p>n:1</text:p>
          </draw:text-box>
        </draw:frame>
        <draw:connector draw:style-name="gr1" draw:text-style-name="P1" draw:layer="layout" svg:x1="13.353cm" svg:y1="7.616cm" svg:x2="14.729cm" svg:y2="7.628cm" svg:d="M13353 7616h688v12h688" svg:viewBox="0 0 1377 13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6.34cm" fo:margin-bottom="12.806cm" fo:margin-left="1cm" fo:margin-right="1cm" fo:page-width="21.59cm" fo:page-height="19.2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6T10:34:01.554505404</meta:creation-date>
    <dc:date>2021-05-08T16:53:02.360812105</dc:date>
    <meta:editing-duration>PT7M55S</meta:editing-duration>
    <meta:editing-cycles>5</meta:editing-cycles>
    <meta:generator>LibreOffice/6.4.6.2$Linux_X86_64 LibreOffice_project/40$Build-2</meta:generator>
    <meta:document-statistic meta:object-count="52"/>
  </office:meta>
</office:document-meta>
</file>